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Jemand rüttelt an seinem Arm. Thomal stöhnt auf und dreht sich. Maike steht am Bett. Er sieht sie überrascht an. Er steht abrupt auf, bleibt aber hängen. ER hat die Haube auf. Er sieht Maike verwirrt an. </text:p>
      <text:p text:style-name="P2">„Vorsicht, Thomal, die Haube!“. Sie eilt ans Bett und nimmt Thomal die Haube ab. </text:p>
      <text:p text:style-name="P2">„Was?“, fragt er. „Ich habe tief geschlafen. Wie spät ist es?“</text:p>
      <text:p text:style-name="P2">„Keine Angst, du hast nur ein dreiviertel Stunde geschlafen. Antonia kommt gleich, dann geht ihr zum Essen.“</text:p>
      <text:p text:style-name="P2"/>
      <text:p text:style-name="P2">Als Thomal und Antonia beim Essen sitzen, hakt Thomal nach:</text:p>
      <text:p text:style-name="P2">„Antonia, ich war tatsächlich fix und fertig nach der Sitzung. Warum? Und was hat das mit den Zeichnungen auf sich.“</text:p>
      <text:p text:style-name="P2">„Die Zeichungen sind eine Meditationshilfe mit viel Tiefe. Die Aufnahme macht immer sehr müde. Bist du erfrischt?“</text:p>
      <text:p text:style-name="P2">„Ja, ich bin erfrischt“, meint Thomal und stochert in seinem Salat herum. </text:p>
      <text:p text:style-name="P2">„Ist das so etwas wie ein Informationsüberschuss in meinem Kopf? Und warum habe ich von der Haube nicht mitbekommen?“</text:p>
      <text:p text:style-name="P2"><text:soft-page-break/>„Ja, Thomal. Man kann sagen, dass die Zeichnungen dein Gehirn anregen, denn sie sind auch so gemacht worden. In einem Zustand der tiefen Verbundenheit mit sich und der Welt. Deswegen sind sie anstrengend oder sie sind es am Anfang. Aber sie helfen dir, deine Meditation zu vertiefen. Aus diesem Grund wird dir auch die Haube angelegt, denn sie zeichnet die Veränderungen in deinem Gehirn auf.“</text:p>
      <text:p text:style-name="P2"/>
      <text:p text:style-name="P2">„Das ist so wie bei einem buddhistischen Mönch. Ich kenne da Experimente, welche aufzeigen, dass sie andere Gehirnwellen haben, als normale Sterbliche. Es gibt da ganz verrückte Dokumentation, die besagen, dass solche Menschen sogar buddhistische Symbole in den Knochen hatten, nur durch die Meditation.“</text:p>
      <text:p text:style-name="P2"/>
      <text:p text:style-name="P2">„Das ist ja verrückt!“, Antonia lächelt. „Hast du geträumt?“</text:p>
      <text:p text:style-name="P2"/>
      <text:p text:style-name="P2">„Nicht das ich wüsste, ich kann mich nicht erinnern.“</text:p>
      <text:p text:style-name="P2"/>
      <text:p text:style-name="P2">„Wie war die erste Mediation. Anstrengend?“</text:p>
      <text:p text:style-name="P2"/>
      <text:p text:style-name="P2">„Wahnsinnig anstrengend. Ich wäre fast verrückt geworden. Ständig gingen mir Gedanken durch den Kopf. Nach ein paar Minuten dachte ich, ich werde verrückt.“</text:p>
      <text:p text:style-name="P2"/>
      <text:p text:style-name="P2">„Das ist immer anstrengend. Aber kämpfe nicht zu sehr. So. Heute nachmittag werden wir etwas anderes machen. Wir werden zusammen etwas spielen.“</text:p>
      <text:p text:style-name="P2"/>
      <text:p text:style-name="P2">„Oha. Bevor ich mich freue kann ich mich bestimmt darauf einstellen, dass das wieder sehr anstrengen wird, richtig?“</text:p>
      <text:p text:style-name="P2"/>
      <text:p text:style-name="P2">„Korrekt. Aber es ist auch sehr spannend. Das wirst du sehen.“</text:p>
      <text:p text:style-name="P2"/>
      <text:p text:style-name="P2">„Wie läuft das Programm jetzt eigentlich weiter? Werden wir länger nur zu zweit Übungen machen? Oder kommen bald andere hinzu?“</text:p>
      <text:p text:style-name="P2"/>
      <text:p text:style-name="P2">„Gut, dass du nachfragst. In deinem Plan steht jetzt schon etwas von Gruppenübungen, das wird aber noch eine Woche dauern. Erst dann machen die Gruppenübungen Sinn. Bis dahin werde ich mit dir arbeiten.“</text:p>
      <text:p text:style-name="P2"/>
      <text:p text:style-name="P2">Nach dem Essen gehen Thomal und Antonia direkt weiter. Über Flure laufen sie in den Keller, aber nicht wie zuletzt in die Kunsträume. Antonia führt Thomal weiter nach unten und öffnet die Tür zu einer kleineren, mit grünem Teppich ausgelegten Halle, die hell beleuchtet ist. Der Raum hat, wie ein Billiardtisch, fußballgroße Löcher in den Ecken am Boden sowie an der Decke. Auch in der Mitte des Raumes sind Löcher, die wie ein beim Bowling eine Art Rückführsystem für Kugeln sind. Im Raum verteilt liegen mehrere Bälle. Antonia setzt sich auf einen Ball.</text:p>
      <text:p text:style-name="P2">„Du machst doch gerne Sport, Thomal, nicht wahr?“</text:p>
      <text:p text:style-name="P2">„Ja!“, sagt er. Sehr gerne. „Allerdings bin ich im Wettbewerb nicht ganz so gut. Kriegs da schnell mit den Nerven.“</text:p>
      <text:p text:style-name="P2">„Wir fangen sehr langsam an“, sagt Antonia. „Leg dich zuerst auf den Boden, wir machen einige Übungen.“</text:p>
      <text:p text:style-name="P2">Antonia legt sich auf den Boden und macht einige Dehnungen. Thomal macht das auch, so gut er es eben kann. Sie dehnt die Schenkel, die Waden. Danach stehen sie auf und dehnen die Nackenmuskulatur. Nach etwas zehn Minuten sagt Antonia:</text:p>
      <text:p text:style-name="P2">„So, Thomal, ich werde dir nun zeigen, wie das Spiel funktioniert. Siehst du die zwei Löcher im Boden und an der Decke? Von dort werden nun langsam Bälle herausfliegen. Wenn er von oben kommt, kannst du den Ball direkt fangen oder aufspringen lassen. Hast du den Ball, leuchtet jeweils <text:soft-page-break/>eine der acht „Ecktaschen“, also eines der Löcher am Boden oder in der Decke auf. Daraufhin kannst du zum Loch laufen und den Ball oben oder unten hineinwerfen. Alles klar?“</text:p>
      <text:p text:style-name="P2">„Soweit schon!“, antwortet Thomal.</text:p>
      <text:p text:style-name="P2">„Ich werde es dir kurz vormachen. Antonia läuft an eine Wand des Raumes, an der eine Art Bedienungskonsole eingebaut ist. Sie drückt ein paar Tasten. Dann begibt sie sich in die Mitte des Raumes neben Thomal. „Du musst ein Stück zur Seite!“, weist sie ihn an. Thomal geht an den Hallenrand. Einen Moment später springt leicht schräg ein Ball aus der Decke. Antonia lässt den Ball aufspringen und fängt ihn anschließend. Kurz darauf dreht sie sich herum und ihr Blick schweift durch den Raum. Im unteren rechten Eck erscheint ein helles blaues Licht. Antonia läuft in das Eck und wirft den Ball hinein. </text:p>
      <text:p text:style-name="P2">„Ah. Ist ja easy!“, meint Thomal.</text:p>
      <text:p text:style-name="P2">„Dann kannst du jetzt machen!“</text:p>
      <text:p text:style-name="P2"/>
      <text:p text:style-name="P2">Antonia begibt sich nun an den Hallenrand und deutet Thomal, sich in die Mitte zu bewegen. Wieder springt ein Ball aus dem mittleren Deckenloch. Thomal hat den Ehrgeiz, den Ball direkt zu fangen, was ihm durch einen Satz zur Seite gelingt. Er schaut sich im Raum um und sieht das linke obere Eckloch hell erleuchtet. Er rennt darauf zu und wirft den Ball hinein. </text:p>
      <text:p text:style-name="P2"/>
      <text:p text:style-name="P2">„Ok! Mach mal ein paar Bälle“, sagt Antonia.</text:p>
      <text:p text:style-name="P2"/>
      <text:p text:style-name="P2">Thomal freut sich sichtlich und schlendert wieder Richtung Mitte. Der nächste Ball kommt dieses mal von unten nach oben. Thomal springt und erwischt die Kugel in der Luft. Kurz nach der Landung erkennt er, dass in einer unteren Ecke ein Licht brennt. Er legt den Ball auf den Boden und schiebt ihn mit dem Fuss ins Eck. So geht das einige Minuten und manchmal wirft oder schiebt Thomal den Ball daneben, was ihn leise fluchen lässt. Dann beendet Antonia das Programm.</text:p>
      <text:p text:style-name="P2"/>
      <text:p text:style-name="P2">„Oh! Du schwitzt. Schön. Also bist du aufgewärmt. Dann machen wir jetzt folgendes. Im nächsten Durchlauf werden die Bälle schneller von oben und unten kommen. Kannst du einen Ball anschließend nicht versenken bevor der nächste Ball im Spiel ist, gibt es Minuspunkte.“</text:p>
      <text:p text:style-name="P2">Sie deutet auf eine Anzeigetafel, die jetzt zum ersten mal beleuchtet ist. </text:p>
      <text:p text:style-name="P2">„Gelingt es dir, den Ball rechtzeitig zu versenken, gibt es Pluspunkte. Mal sehen, wie gut du das schaffst.“</text:p>
      <text:p text:style-name="P2"/>
      <text:p text:style-name="P2">Thomals Züge verengen sich. Er ist alarmiert. Ein Wettbewerb – also doch. Jetzt gute Leistung abliefern. „Was ist denn der Rekord!“, fragt er Antonia.</text:p>
      <text:p text:style-name="P2">„Das möchtest du jetzt noch nicht wissen, glaube es mir!“, gibt Antonia <text:s/>zurück.</text:p>
      <text:p text:style-name="P2">„Also ab geht’s!“</text:p>
      <text:p text:style-name="P2"/>
      <text:p text:style-name="P2">Wieder fangen die Bälle an, aus den Löcher zu schießen. Anfangs nur langsam, aber mit verschiedenen Austrittswinkeln. Thomal strengt sich an. Er hechtet nach einem Ball, wirft ihn in ein oberes Loch und rennt zurück. Beim zweiten mal schiebt er einen Ball in ein Eck und trifft nicht. Er rennt hinterher und schiebt ihn aus kurzer Distanz hinein. Die Zeit reicht noch, um den nächsten Ball zu kriegen. Doch auf einmal fallen die Bälle schneller. Thomal flitzt von einem Eck ins nächste und am Ende fallen die Bälle so schnell, dass der ganze Raum voll davon ist. Auf der Tafel steht eine unerwartet hohe Zahl Minuspunkte. Er ist völlig außer Atem und schwitzt am ganzen Körper. Dann bricht Antonia das Programm ab. </text:p>
      <text:p text:style-name="P2">„So, mein Lieber, jetzt zeige ich dir den Rekord bei vollem Tempo der Ballmaschinen.“ Antonia drückt auf eine Taste und ein wahnsinnig <text:s/>hohe Zahl leuchtet auf dem Display auf.</text:p>
      <text:p text:style-name="P2"/>
      <text:p text:style-name="P2">Dann sagt sie: „Und jetzt zeige ich dir, wieviel Prozent der Teilnehmer du mit deiner Leistung geschlagen hast.“ Wieder drückt sie auf eine Taste. Es erscheint eine eins. </text:p>
      <text:p text:style-name="P2"/>
      <text:p text:style-name="P2"><text:soft-page-break/>„Was!! So mies bin ich! Das gibt’s doch nicht“, sagt Thomal. </text:p>
      <text:p text:style-name="P2">„Möchtest du besser sein?“, fragt Antonia.</text:p>
      <text:p text:style-name="P2">„Natürlich“, Thomals Gesichtsausdruck verengt sich.</text:p>
      <text:p text:style-name="P2">„Kannst du das Ding nochmal anwerfen?“, fragt er.</text:p>
      <text:p text:style-name="P2"/>
      <text:p text:style-name="P2">Und so geht das über zwei Stunden, aber Thomal verbessert sich nicht. Er ist nun schweißgebadet und erschöpft. Seine Verbände sind nass und er blutet wieder leicht. </text:p>
      <text:p text:style-name="P2">„Es reicht jetzt“, sagt Antonia und schaltet die Maschine ab. Sie geht durch den Raum und schiebt alle Bälle in die Löcher, nur ein paar lässt sie liegen. </text:p>
      <text:p text:style-name="P2"/>
      <text:p text:style-name="P2">„Na, wie fühlst du dich?“, fragt sie.</text:p>
      <text:p text:style-name="P2"/>
      <text:p text:style-name="P2">„Beschissen“, sagt Thomal. „Gott, bin ich schlecht. Das war wie in der Spielhalle mit den Basketbällen. Da habe ich aber immerhin noch ein paar getroffen. Hier war ja nach einer kurzen Anfangsphase nichts mehr zu holen. Der mit dem Rekord muss übermenschlich gut sein.“</text:p>
      <text:p text:style-name="P2"/>
      <text:p text:style-name="P2">„Ja!“, sagt Antonia. „Alles ist messbar, nicht wahr. Auch deine Leistung lässt sich gut einsortieren. Aber genug Sport für jetzt.“</text:p>
      <text:p text:style-name="P2"/>
      <text:p text:style-name="P2">Sie verlassen die Halle und Thomal sieht im Flur noch viele andere Türen.</text:p>
      <text:p text:style-name="P2"/>
      <text:p text:style-name="P2">„Sind da auch so Foltermaschinen drin?“, fragt er.</text:p>
      <text:p text:style-name="P2"/>
      <text:p text:style-name="P2">„Naja“, meint Antonia, „wie man es nimmt. Aber jetzt ist erstmal Pause. Ich werde auf mein Büro gehen und dich später zum Abendessen abholen. So lange hast du Freizeit.“</text:p>
      <text:p text:style-name="P2"/>
      <text:p text:style-name="P2">„Ok!“, sagt Thomal. „Ich denke, ich werde mich duschen gehen. Außerdem brauche ich wohl einen neuen Verband.“</text:p>
      <text:p text:style-name="P2"/>
      <text:p text:style-name="P2">„Sieht so aus. Du findest den Weg zu Führmann?“</text:p>
      <text:p text:style-name="P2"/>
      <text:p text:style-name="P2">„Natürlich!“ antwortet Thomal.</text:p>
      <text:p text:style-name="P2"/>
      <text:p text:style-name="P2">Antonia verlässt ihn nun und Thomal folgt ihr zuerst. Auf dem Weg nach oben biegt er aber in die Kunsträume ab. Er hofft, dass er Matuschek oder Frieder findet. Mit irgend jemandem muss er jetzt über seine Leistung reden. So schlecht kann er doch nicht sein, denkt er. Und tatsächlich, im Kunstraum trifft er wieder auf Matuschek, der an seinem Bild arbeitet. Thomal ist froh, dass er da ist.</text:p>
      <text:p text:style-name="P2"/>
      <text:p text:style-name="P2">„Hey Matuschek!“, begrüßt er ihn schon, als er den Raum betritt.</text:p>
      <text:p text:style-name="P2">Matuschek schreckt auf und blickt ihn an.</text:p>
      <text:p text:style-name="P2"/>
      <text:p text:style-name="P2">„Junge!“, sagt er. „Hast du mich erschrocken. Na, wie geht’s dir denn? Gestern warst du ganz schön fertig. Aber ehrlich gesagt siehst du heute nicht viel besser aus.“ Er betrachtet Thomal von oben bis unten. </text:p>
      <text:p text:style-name="P2"/>
      <text:p text:style-name="P2">„Hast ne Sporteinheit eingelegt, was?“, fragt er.</text:p>
      <text:p text:style-name="P2"/>
      <text:p text:style-name="P2">„Ja, ich war mit Antonia in dem Ballraum da oder wie der heißt. Musste Bälle in Löcher pfeffern. Hab voll versagt.“</text:p>
      <text:p text:style-name="P2"/>
      <text:p text:style-name="P2">„Warum dass denn?“, fragt Matuschek.</text:p>
      <text:p text:style-name="P2"><text:soft-page-break/></text:p>
      <text:p text:style-name="P2">„Keine Ahnung“, antwortet Thomal. „Ich bin einfach zu mies bei Wettbewerben. Auf einem Display wurden meine Punkte angezeigt, wieviel ich von den Bällen reinkriege. Das ginge später so schnell, dass mir alles um die Ohren flog.“</text:p>
      <text:p text:style-name="P2"/>
      <text:p text:style-name="P2">„Hä?“, fragt Matuschek. „Das ist doch kein Wettbewerb da unten. Oder stehe ich jetzt auf dem Schlauch. Der Ballraum, wie du ihn beschreibst ist ein Musizierzimmer.“</text:p>
      <text:p text:style-name="P2"/>
      <text:p text:style-name="P2">„Wie? Quatsch!“, sagt Thomal.</text:p>
      <text:p text:style-name="P2"/>
      <text:p text:style-name="P2">„Im Ernst“, antwortet Matuschek. „Soll ich es dir nochmal kurz zeigen?“</text:p>
      <text:p text:style-name="P2"/>
      <text:p text:style-name="P2">„Ok“, meint Thomal. „Aber vermutlich sprichst du von einem anderen Raum.“</text:p>
      <text:p text:style-name="P2"/>
      <text:p text:style-name="P2">Die beiden gehen also nochmal nach unten. Sie betreten die Halle und das Licht geht wieder an. Es ist derselbe Raum wie zuvor. Dieses mal betätigt Matuschek die Konsole. Thomal schaut ihn neugierig an. </text:p>
      <text:p text:style-name="P2"/>
      <text:p text:style-name="P2">„So“, sagt Matuschek. „Wir stellen uns beide in die Raummitte. Mach mal vor, wie du es gemacht hast.“</text:p>
      <text:p text:style-name="P2"/>
      <text:p text:style-name="P2">„In Ordnung!“, sagt Thomal. Der erste Ball fällt von oben herab. Thomal fängt ihn, blickt sich im Raum um und sieht die erleuchtete obere Ecke. Er läuft dorthin und wirft den Ball hinein. Und Matuschek fängt an zu lachen.</text:p>
      <text:p text:style-name="P2"/>
      <text:p text:style-name="P2">„Was denn?“, fragt Thomal.</text:p>
      <text:p text:style-name="P2"/>
      <text:p text:style-name="P2">„Wer hat dir das so gezeigt?“, fragt der andere.</text:p>
      <text:p text:style-name="P2"/>
      <text:p text:style-name="P2">„Antonia hat es mir gezeigt“, gibt Thomal zurück.</text:p>
      <text:p text:style-name="P2"/>
      <text:p text:style-name="P2">„Dann wird sie ihre Gründe haben. Alter, ich fass es nicht. Na gut, ich verrate jetzt mal noch nicht mehr, aber eines kann ich dir sagen: so funktioniert das Spiel nicht.“</text:p>
      <text:p text:style-name="P2"/>
      <text:p text:style-name="P2">Matuschek kichert weiter. „Komm, Digger, wir gehen wieder nach oben. Du stinkst schon wie eine Sau“. Thomal blickt Matuschek verwirrt an. </text:p>
      <text:p text:style-name="P2"/>
      <text:p text:style-name="P2">„Dann wir ich doch nicht so schlecht, oder was?“, fragt er. </text:p>
      <text:p text:style-name="P2"/>
      <text:p text:style-name="P2">„Hä??“. Matuschek kichert weiter. „Da gibt’s kein 'Schlecht' Mann. Aber das muss dir Antonia schon selber sagen.“</text:p>
      <text:p text:style-name="P2"/>
      <text:p text:style-name="P2">„Noch eine rauchen?“, fragt Matuschek, als sie den Raum verlassen haben. „Hab dich noch gar nicht gefragt, was du mit deiner Birne und deinem Arm angestellt hast.“</text:p>
      <text:p text:style-name="P2"/>
      <text:p text:style-name="P2">„Gerne“, antwortet Thomal. </text:p>
      <text:p text:style-name="P2"/>
      <text:p text:style-name="P2">„Eigentlich hätte ich Lust, in den Wald zu gehen. Die Händehütte oder sowas, hab auch noch etwas Zeit, aber du musst ja gleich mal duschen gehen.“</text:p>
      <text:p text:style-name="P2"/>
      <text:p text:style-name="P2">Die beiden laufen wieder an den Kunsträumen vorbei und gehen auf die Terrasse mit den Totemköpfen. </text:p>
      <text:p text:style-name="P2"><text:soft-page-break/></text:p>
      <text:p text:style-name="P2">„Muss von dir wieder schnorren“, sagt Thomal. </text:p>
      <text:p text:style-name="P2"/>
      <text:p text:style-name="P2">„Bene“, antwortet Matuschek. „Irgendwann bist auch mal du drann. Wie hast eigentlich letzte Nacht gepoft? Warst ganz schön mitgenommen, nach der Sitzung gestern.“</text:p>
      <text:p text:style-name="P2"/>
      <text:p text:style-name="P2">„Ja, das war ich. Aber ich habe eigentlich gut geschlafen. Heute morgen war ich erholt.“</text:p>
      <text:p text:style-name="P2"/>
      <text:p text:style-name="P2">„Na Gott sei Dank. Dachte schon Frieder und ich hätten dir zu viel zugemutet.“</text:p>
      <text:p text:style-name="P2"/>
      <text:p text:style-name="P2">Dann schweigen beide einen Moment lang.</text:p>
      <text:p text:style-name="P2"/>
      <text:p text:style-name="P2">„Du, Matuschek! Was ist das eigentlich für ein Laden hier? Was machst du denn den ganzen Tag lang so.“</text:p>
      <text:p text:style-name="P2"/>
      <text:p text:style-name="P2">„Viel verraten kann ich dir nicht. Das soll man nicht und ich halte mich dran. Und ja, es ist merkwürdig hier. Merkwürdig und auch sehr erfüllend. Komisch, dass ich so etwas sage. Aber ist toll, wenn ein Neuer da ist, dem man sowas erzählen kann.“ Er wirkt nachdenklich. </text:p>
      <text:p text:style-name="P2"/>
      <text:p text:style-name="P2">„Und was hast du heute so gemacht? Warst du auch mit deinem Therapeuten zusammen?“</text:p>
      <text:p text:style-name="P2"/>
      <text:p text:style-name="P2">„Natürlich“, sagt Matuschek. „Wir haben auch unser Programm, weißt du! Aber nachmittags habe ich gerade viel Zeit, zu zeichnen und zu malen.“</text:p>
      <text:p text:style-name="P2"/>
      <text:p text:style-name="P2">„Ist doch alles komisch. Wenn hier jeder einen Therapeuten hat. Das zahlt doch keine Krankenkasse, oder?“</text:p>
      <text:p text:style-name="P2"/>
      <text:p text:style-name="P2">„Bestimmt nicht.“ antwortet Matuschek. „Aber ich musste bisher noch keinen Pfennig auf den Tisch latzen.“</text:p>
      <text:p text:style-name="P2"/>
      <text:p text:style-name="P2">„Hmm ja. Hast du eigentlich auch schon so Meditationsübungen gemacht?“</text:p>
      <text:p text:style-name="P2"/>
      <text:p text:style-name="P2">„Klar, Mann. Muss hier jeder. Ist am Anfang übel, was?“</text:p>
      <text:p text:style-name="P2"/>
      <text:p text:style-name="P2">„Voll übel. Du?“</text:p>
      <text:p text:style-name="P2"/>
      <text:p text:style-name="P2">„Ja?“</text:p>
      <text:p text:style-name="P2"/>
      <text:p text:style-name="P2">„Ich dachte heute da nur ein Sex. Hab ein ganz mieses Gefühl deswegen.“</text:p>
      <text:p text:style-name="P2"/>
      <text:p text:style-name="P2">Matuschek lacht laut. „Ooh Mann“, sagt der dann. „Du bist schon ne Marke.“</text:p>
      <text:p text:style-name="P2"/>
      <text:p text:style-name="P2">„Was denn?“ fragt Thomal.</text:p>
      <text:p text:style-name="P2"/>
      <text:p text:style-name="P2">„Dass du das so offen raus haust. Gefällt mir. Aber du, bei mir war das zu Anfang keinen Deut anders beim Meditieren.“</text:p>
      <text:p text:style-name="P2"/>
      <text:p text:style-name="P2">„Puuh. Ok, dann gehe ich jetzt wohl mal duschen.“</text:p>
      <text:p text:style-name="P2"/>
      <text:p text:style-name="P2">Thomal geht also zuerst auf sein Zimmer und danach in den Baderaum. Dort ist viel Betrieb, im großen Becken scheint etwas im Gange zu sein. Nachdem Thomal sich ausgezogen hat, schlendert er verlegen in Richtung der Duschen. Jetzt spürt er erneut, dass sein Kopf etwas schmerzt. Er <text:soft-page-break/>riskiert heimlich einen Blick in das Becken und sieht wie ein Gruppe darin steht. Es sieht so aus und hört sich so an, als würden sie ein Wortspiel spielen. Es fängt immer einer mit einem Wort an, das Thomal kaum versteht und der nächste führt den Satz fort. Das geht rasend schnell. Und überraschenderweise tauchen immer wieder ein paar Personen unter. Als er genauer hinsieht, erkennt er Maria, die in der Gruppe mit arbeitet. Verschämt betrachtet er sie genauer. Sie schein tdas zu spüren und erwidert kurz darauf seinen Blick. Sie winkt kurz. Thomal wird rot und winkt zurück. Er geht unter die Dusche und nimmt die <text:s/>Verbände ab. Der Ellbogen sieht noch frisch angeschlagen aus. Sein Kopf dürfte nicht anders sein. Er duscht sich vorsichtig ab und bedient sich am Duschgel. Draufhin huscht er aus der Badehalle. Er hat Angst, dass er erneut blutet und Maria es sehen könnte. Als er angezogen ist, macht er sich auf den Weg zu Doktor Führmann. </text:p>
      <text:p text:style-name="P2"/>
      <text:p text:style-name="P2"/>
      <text:p text:style-name="P2"/>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text:soft-page-break/>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text:soft-page-break/>"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text:soft-page-break/>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text:soft-page-break/>//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text:soft-page-break/>"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text:soft-page-break/>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text:soft-page-break/>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text:soft-page-break/>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text:soft-page-break/>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text:soft-page-break/>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text:soft-page-break/>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text:soft-page-break/>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text:soft-page-break/>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text:soft-page-break/>"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text:soft-page-break/>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8T16:19:49</dc:date>
    <dc:creator>Uwe Kirschenmann</dc:creator>
    <meta:editing-duration>P40DT19H8M22S</meta:editing-duration>
    <meta:editing-cycles>403</meta:editing-cycles>
    <meta:generator>OpenOffice/4.0.0$Unix OpenOffice.org_project/400m3$Build-9702</meta:generator>
    <meta:document-statistic meta:table-count="0" meta:image-count="0" meta:object-count="0" meta:page-count="63" meta:paragraph-count="988" meta:word-count="31251" meta:character-count="190933"/>
  </office:meta>
</office:document-meta>
</file>